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-font" svg:font-family="apple-system-font"/>
    <style:font-face style:name="hel" svg:font-family="he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ans" fo:font-size="18pt" officeooo:rsid="000dc862" officeooo:paragraph-rsid="000dc862" style:font-size-asian="18pt" style:font-size-complex="18pt"/>
    </style:style>
    <style:style style:name="P2" style:family="paragraph" style:parent-style-name="Standard">
      <style:text-properties fo:color="#000000" style:font-name="Liberation Sans" fo:font-size="18pt" officeooo:rsid="000f58fb" officeooo:paragraph-rsid="000f58fb" style:font-size-asian="18pt" style:font-size-complex="18pt"/>
    </style:style>
    <style:style style:name="P3" style:family="paragraph" style:parent-style-name="Standard">
      <style:text-properties fo:color="#000000" style:font-name="Liberation Sans" fo:font-size="18pt" officeooo:rsid="000fa32a" officeooo:paragraph-rsid="000fa32a" style:font-size-asian="18pt" style:font-size-complex="18pt"/>
    </style:style>
    <style:style style:name="P4" style:family="paragraph" style:parent-style-name="Standard">
      <style:text-properties style:font-name="Liberation Sans" fo:font-size="18pt" officeooo:rsid="000dc862" officeooo:paragraph-rsid="000dc862" style:font-size-asian="18pt" style:font-size-complex="18pt"/>
    </style:style>
    <style:style style:name="P5" style:family="paragraph" style:parent-style-name="Standard">
      <style:text-properties style:font-name="Liberation Sans" fo:font-size="18pt" officeooo:rsid="000f58fb" officeooo:paragraph-rsid="000f58fb" style:font-size-asian="18pt" style:font-size-complex="18pt"/>
    </style:style>
    <style:style style:name="T1" style:family="text">
      <style:text-properties fo:color="#000000"/>
    </style:style>
    <style:style style:name="T2" style:family="text">
      <style:text-properties fo:color="#000000" officeooo:rsid="000f58fb"/>
    </style:style>
    <style:style style:name="T3" style:family="text">
      <style:text-properties officeooo:rsid="000f58fb"/>
    </style:style>
    <style:style style:name="T4" style:family="text">
      <style:text-properties officeooo:rsid="000fa3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lás</text:p>
      <text:p text:style-name="P5">Introdução</text:p>
      <text:p text:style-name="P5"/>
      <text:p text:style-name="P4">L –<text:span text:style-name="T1">No inicio do periodo fomos apresentados ao novo tema <text:s/></text:span><text:span text:style-name="T2">de projeto</text:span><text:span text:style-name="T1">, o ciclo do alimento orgânico e o circuito de feiras organicas do rio de janeiro. </text:span></text:p>
      <text:p text:style-name="P4"><text:span text:style-name="T1"/></text:p>
      <text:p text:style-name="P1">G - A partir disso <text:span text:style-name="T3">pesquisamos sobre o tema, fomos a feira, conversamos com feirantes, lemos, visitamos as paginas das redes sociais e vimos vídeos.</text:span></text:p>
      <text:p text:style-name="P1"/>
      <text:p text:style-name="P2">Identificação de Oportunidades</text:p>
      <text:p text:style-name="P1"/>
      <text:p text:style-name="P2">L – Após o período de pesquisa, precisavamos identificar 20 situações que seriam oportunidades de atuarmos</text:p>
      <text:p text:style-name="P2"/>
      <text:p text:style-name="P2">G- Algumas dessas situações seriam: o manuseio do alimento durante a colheita como agente de desperdício, o modo de armazenamento estragando e o problema da chuva durante os dias de feira do circuito carioca.</text:p>
      <text:p text:style-name="P2"/>
      <text:p text:style-name="P2">Escolha da Oportunidade</text:p>
      <text:p text:style-name="P2"/>
      <text:p text:style-name="P2">L – Ficamos em dúvida entre duas oportunidades, mas decidimos trabalhar com a dificuldade de troca de informação entre o feirante e o consumidor. Ela foi identificada justamente durante a etapa de pesquisa do tema, quando visitei a feira.</text:p>
      <text:p text:style-name="P2"/>
      <text:p text:style-name="P2">G – Decidimos escolher esta pois o problema da troca de informação entre o consumidor e o feirante acabava prejudicando a venda do alimento, pois muitos não sabiam explicar <text:span text:style-name="T4">o processo do alimento que estavam vendendo.</text:span></text:p>
      <text:p text:style-name="P2"/>
      <text:p text:style-name="P2"><text:line-break/><text:soft-page-break/><text:span text:style-name="T4">L- Mas ao discutirmos sobre essa situação, percebemos que o mais importante era a socialização das informações dos benefícios do alimento orgânico.</text:span></text:p>
      <text:p text:style-name="P2"/>
      <text:p text:style-name="P3">G – Quanto mais gente entender o porque da produção orgânica, maior será a procura. A informação não deve se manter na feira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pple-system-font" svg:font-family="apple-system-font"/>
    <style:font-face style:name="hel" svg:font-family="he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7T19:30:35.814960853</meta:creation-date>
    <dc:date>2015-06-07T20:02:18.565175772</dc:date>
    <meta:editing-duration>PT11M39S</meta:editing-duration>
    <meta:editing-cycles>2</meta:editing-cycles>
    <meta:generator>LibreOffice/4.4.2.2$Linux_X86_64 LibreOffice_project/40m0$Build-2</meta:generator>
    <meta:document-statistic meta:table-count="0" meta:image-count="0" meta:object-count="0" meta:page-count="2" meta:paragraph-count="12" meta:word-count="226" meta:character-count="1407" meta:non-whitespace-character-count="1186"/>
  </office:meta>
</office:document-meta>
</file>